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</office:automatic-styles>
  <office:body>
    <office:text>
      <text:p text:style-name="P1"><text:span text:style-name="T1_1">SATURDAY</text:span></text:p>
      <text:p text:style-name="P2"/>
      <text:p text:style-name="P3"><text:span text:style-name="T3_1">1506<text:s/></text:span><text:span text:style-name="T3_2">Saturday</text:span><text:span text:style-name="T3_3"><text:s/>-<text:s/></text:span><text:span text:style-name="T3_4">Docx</text:span><text:span text:style-name="T3_5"><text:s/></text:span><text:span text:style-name="T3_6">uploaded</text:span><text:span text:style-name="T3_7"><text:s/>-<text:s/></text:span><text:span text:style-name="T3_8">Wells</text:span></text:p>
      <text:p text:style-name="P4"><text:span text:style-name="T4_1">1517<text:s/></text:span><text:span text:style-name="T4_2">Saturday</text:span><text:span text:style-name="T4_3"><text:s/>-<text:s/></text:span><text:span text:style-name="T4_4">Changelog</text:span><text:span text:style-name="T4_5"><text:s/></text:span><text:span text:style-name="T4_6">added</text:span><text:span text:style-name="T4_7">:<text:s/></text:span><text:span text:style-name="T4_8">converted</text:span><text:span text:style-name="T4_9"><text:s/></text:span><text:span text:style-name="T4_10">from</text:span><text:span text:style-name="T4_11"><text:s/></text:span><text:span text:style-name="T4_12">DocX</text:span><text:span text:style-name="T4_13"><text:s/></text:span><text:span text:style-name="T4_14">to</text:span><text:span text:style-name="T4_15"><text:s/></text:span><text:span text:style-name="T4_16">gdoc</text:span><text:span text:style-name="T4_17"><text:s/>-<text:s/></text:span><text:span text:style-name="T4_18">Jones</text:span></text:p>
      <text:p text:style-name="P5"><text:span text:style-name="T5_1">1518<text:s/></text:span><text:span text:style-name="T5_2">Saturday</text:span><text:span text:style-name="T5_3"><text:s/>-<text:s/></text:span><text:span text:style-name="T5_4">Brief</text:span><text:span text:style-name="T5_5"><text:s/></text:span><text:span text:style-name="T5_6">editing</text:span><text:span text:style-name="T5_7"><text:s/>-<text:s/></text:span><text:span text:style-name="T5_8">still</text:span><text:span text:style-name="T5_9"><text:s/></text:span><text:span text:style-name="T5_10">needs</text:span><text:span text:style-name="T5_11"><text:s/></text:span><text:span text:style-name="T5_12">work</text:span><text:span text:style-name="T5_13"><text:s/>-<text:s/></text:span><text:span text:style-name="T5_14">Jones</text:span></text:p>
      <text:p text:style-name="P6"><text:span text:style-name="T6_1">2212<text:s/></text:span><text:span text:style-name="T6_2">Saturday</text:span><text:span text:style-name="T6_3"><text:s/>-<text:s/></text:span><text:span text:style-name="T6_4">visuals</text:span><text:span text:style-name="T6_5"><text:s/></text:span><text:span text:style-name="T6_6">and</text:span><text:span text:style-name="T6_7"><text:s/></text:span><text:span text:style-name="T6_8">editing</text:span><text:span text:style-name="T6_9"><text:s/>-<text:s/></text:span><text:span text:style-name="T6_10">Heimann</text:span></text:p>
      <text:p text:style-name="P7"><text:span text:style-name="T7_1">2213<text:s/></text:span><text:span text:style-name="T7_2">Saturday</text:span><text:span text:style-name="T7_3"><text:s/>-<text:s/></text:span><text:span text:style-name="T7_4">Refreshes</text:span><text:span text:style-name="T7_5"><text:s/>-<text:s/></text:span><text:span text:style-name="T7_6">Wells</text:span></text:p>
      <text:p text:style-name="P8"/>
      <text:p text:style-name="P9"><text:span text:style-name="T9_1">SUNDAY</text:span></text:p>
      <text:p text:style-name="P10"/>
      <text:p text:style-name="P11"><text:span text:style-name="T11_1">0042<text:s/></text:span><text:span text:style-name="T11_2">Sunday</text:span><text:span text:style-name="T11_3"><text:s/>-<text:s/></text:span><text:span text:style-name="T11_4">Attempted</text:span><text:span text:style-name="T11_5"><text:s/></text:span><text:span text:style-name="T11_6">to</text:span><text:span text:style-name="T11_7"><text:s/></text:span><text:span text:style-name="T11_8">proof</text:span><text:span text:style-name="T11_9"><text:s/></text:span><text:span text:style-name="T11_10">read</text:span><text:span text:style-name="T11_11"><text:s/>-</text:span><text:span text:style-name="T11_12">Russo</text:span></text:p>
      <text:p text:style-name="P12"><text:span text:style-name="T12_1">0719<text:s/></text:span><text:span text:style-name="T12_2">Sunday</text:span><text:span text:style-name="T12_3"><text:s/>-<text:s/></text:span><text:span text:style-name="T12_4">Review</text:span><text:span text:style-name="T12_5"><text:s/></text:span><text:span text:style-name="T12_6">questions</text:span><text:span text:style-name="T12_7">,<text:s/></text:span><text:span text:style-name="T12_8">Homework</text:span><text:span text:style-name="T12_9">,<text:s/></text:span><text:span text:style-name="T12_10">and</text:span><text:span text:style-name="T12_11"><text:s/></text:span><text:span text:style-name="T12_12">References</text:span><text:span text:style-name="T12_13"><text:s/></text:span><text:span text:style-name="T12_14">added</text:span><text:span text:style-name="T12_15"><text:s/>-<text:s/></text:span><text:span text:style-name="T12_16">LeBlanc</text:span></text:p>
      <text:p text:style-name="P13"><text:span text:style-name="T13_1">1316<text:s/></text:span><text:span text:style-name="T13_2">Sunday</text:span><text:span text:style-name="T13_3"><text:s/>-<text:s/></text:span><text:span text:style-name="T13_4">proofread</text:span><text:span text:style-name="T13_5">/</text:span><text:span text:style-name="T13_6">edited</text:span><text:span text:style-name="T13_7"><text:s/>-<text:s/></text:span><text:span text:style-name="T13_8">LeBlanc</text:span></text:p>
      <text:p text:style-name="P14"/>
      <text:p text:style-name="P15"><text:span text:style-name="T15_1">MONDAY</text:span></text:p>
      <text:p text:style-name="P16"/>
      <text:p text:style-name="P17"><text:span text:style-name="T17_1">~0955<text:s/></text:span><text:span text:style-name="T17_2">Monday</text:span><text:span text:style-name="T17_3"><text:s/></text:span><text:span text:style-name="T17_4">to</text:span><text:span text:style-name="T17_5"><text:s/>1031<text:s/></text:span><text:span text:style-name="T17_6">Monday</text:span><text:span text:style-name="T17_7"><text:s/>-<text:s/></text:span><text:span text:style-name="T17_8">added</text:span><text:span text:style-name="T17_9"><text:s/></text:span><text:span text:style-name="T17_10">an</text:span><text:span text:style-name="T17_11"><text:s/></text:span><text:span text:style-name="T17_12">additional</text:span><text:span text:style-name="T17_13"><text:s/></text:span><text:span text:style-name="T17_14">code</text:span><text:span text:style-name="T17_15"><text:s/></text:span><text:span text:style-name="T17_16">and</text:span><text:span text:style-name="T17_17"><text:s/></text:span><text:span text:style-name="T17_18">a</text:span><text:span text:style-name="T17_19"><text:s/></text:span><text:span text:style-name="T17_20">paragraph</text:span><text:span text:style-name="T17_21"><text:s/></text:span><text:span text:style-name="T17_22">explaining</text:span><text:span text:style-name="T17_23"><text:s/></text:span><text:span text:style-name="T17_24">how</text:span><text:span text:style-name="T17_25"><text:s/></text:span><text:span text:style-name="T17_26">to</text:span><text:span text:style-name="T17_27"><text:s/></text:span><text:span text:style-name="T17_28">output</text:span><text:span text:style-name="T17_29"><text:s/></text:span><text:span text:style-name="T17_30">the</text:span><text:span text:style-name="T17_31"><text:s/></text:span><text:span text:style-name="T17_32">contents</text:span><text:span text:style-name="T17_33"><text:s/></text:span><text:span text:style-name="T17_34">of</text:span><text:span text:style-name="T17_35"><text:s/></text:span><text:span text:style-name="T17_36">the</text:span><text:span text:style-name="T17_37"><text:s/></text:span><text:span text:style-name="T17_38">array</text:span><text:span text:style-name="T17_39"><text:s/></text:span><text:span text:style-name="T17_40">by</text:span><text:span text:style-name="T17_41"><text:s/></text:span><text:span text:style-name="T17_42">using</text:span><text:span text:style-name="T17_43"><text:s/></text:span><text:span text:style-name="T17_44">cout</text:span><text:span text:style-name="T17_45"><text:s/>&lt;&lt;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